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31pt"/>
    </style:style>
    <style:style style:name="co3" style:family="table-column">
      <style:table-column-properties fo:break-before="auto" style:column-width="106.84pt"/>
    </style:style>
    <style:style style:name="co4" style:family="table-column">
      <style:table-column-properties fo:break-before="auto" style:column-width="127.84pt"/>
    </style:style>
    <style:style style:name="co5" style:family="table-column">
      <style:table-column-properties fo:break-before="auto" style:column-width="151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6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value-type" style:repeat-content="false"/>
      <style:paragraph-properties fo:margin-left="0pt"/>
    </style:style>
    <style:style style:name="gr1" style:family="graphic">
      <style:graphic-properties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0pt" style:language-asian="zh" style:country-asian="TW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0pt" style:language-asian="zh" style:country-asian="TW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0pt" style:language-asian="zh" style:country-asian="TW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c_mov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3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Compound movements</text:p>
          </table:table-cell>
          <table:table-cell table:number-columns-repeated="5"/>
          <table:table-cell office:value-type="string" calcext:value-type="string">
            <text:p>Fundamental interpolation options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o.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pecification</text:p>
          </table:table-cell>
          <table:table-cell office:value-type="string" calcext:value-type="string">
            <text:p>Remark</text:p>
          </table:table-cell>
          <table:table-cell table:number-columns-repeated="2"/>
          <table:table-cell office:value-type="string" calcext:value-type="string">
            <text:p>No.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Given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ump_to_start_point</text:p>
          </table:table-cell>
          <table:table-cell/>
          <table:table-cell table:style-name="ce1" office:value-type="string" calcext:value-type="string">
            <text:p>a token as end point to previous segment</text:p>
          </table:table-cell>
          <table:table-cell table:formula="of:=[.I6]" office:value-type="string" office:string-value="G00" calcext:value-type="string">
            <text:p>G00</text:p>
          </table:table-cell>
          <table:table-cell table:number-columns-repeated="2"/>
          <table:table-cell office:value-type="string" calcext:value-type="string">
            <text:p>G00</text:p>
          </table:table-cell>
          <table:table-cell office:value-type="string" calcext:value-type="string">
            <text:p>ptp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o_next_point_line</text:p>
          </table:table-cell>
          <table:table-cell table:number-columns-repeated="2"/>
          <table:table-cell table:formula="of:=[.I7]" office:value-type="string" office:string-value="G01" calcext:value-type="string">
            <text:p>G01</text:p>
          </table:table-cell>
          <table:table-cell table:number-columns-repeated="2"/>
          <table:table-cell office:value-type="string" calcext:value-type="string">
            <text:p>G01</text:p>
          </table:table-cell>
          <table:table-cell office:value-type="string" calcext:value-type="string">
            <text:p>line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o_next_point_curve</text:p>
          </table:table-cell>
          <table:table-cell table:number-columns-repeated="2"/>
          <table:table-cell table:formula="of:=[.I8]" office:value-type="string" office:string-value="G02,G03" calcext:value-type="string">
            <text:p>G02,G03</text:p>
          </table:table-cell>
          <table:table-cell table:number-columns-repeated="2"/>
          <table:table-cell office:value-type="string" calcext:value-type="string">
            <text:p>G02,G03</text:p>
          </table:table-cell>
          <table:table-cell office:value-type="string" calcext:value-type="string">
            <text:p>curve/circle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nding point</text:p>
          </table:table-cell>
          <table:table-cell table:number-columns-repeated="5"/>
          <table:table-cell office:value-type="string" calcext:value-type="string">
            <text:p>G05</text:p>
          </table:table-cell>
          <table:table-cell office:value-type="string" calcext:value-type="string">
            <text:p>cubic spline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G0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G54</text:p>
          </table:table-cell>
          <table:table-cell office:value-type="string" calcext:value-type="string">
            <text:p>select frame</text:p>
          </table:table-cell>
          <table:table-cell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Output contro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o.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pecification</text:p>
          </table:table-cell>
          <table:table-cell table:number-columns-repeated="5"/>
          <table:table-cell office:value-type="string" calcext:value-type="string">
            <text:p>NOTE:</text:p>
          </table:table-cell>
          <table:table-cell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me_based_output</text:p>
          </table:table-cell>
          <table:table-cell office:value-type="string" calcext:value-type="string">
            <text:p>on off the output according time se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dentify discontinue segments</text:p>
            <text:p>Place pre-condition actions in beginning</text:p>
            <text:p>Place post-condiiton actions in ending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sition_based_output</text:p>
          </table:table-cell>
          <table:table-cell office:value-type="string" calcext:value-type="string">
            <text:p>generate series of monitoring point</text:p>
          </table:table-cell>
          <table:table-cell table:number-columns-repeated="7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 calcext:value-type="string">
            <text:p>Pre-conditi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o.</text:p>
          </table:table-cell>
          <table:table-cell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預排與延遲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於預備區清理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ost-conditi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o.</text:p>
          </table:table-cell>
          <table:table-cell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回拉</text:p>
          </table:table-cell>
          <table:table-cell table:number-columns-repeated="8"/>
        </table:table-row>
      </table:table>
      <table:table table:name="planner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in qty. points inp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t_to_li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t_to_curv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t_to_circl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t_to_parabolic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t_to_poly</text:p>
          </table:table-cell>
          <table:table-cell office:value-type="string" calcext:value-type="string">
            <text:p>N</text:p>
          </table:table-cell>
        </table:table-row>
      </table:table>
      <table:table table:name="example_contour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Main command</text:p>
          </table:table-cell>
          <table:table-cell table:number-columns-repeated="2"/>
          <table:table-cell office:value-type="string" calcext:value-type="string">
            <text:p>Output mo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ne.no</text:p>
          </table:table-cell>
          <table:table-cell table:style-name="Default" office:value-type="string" calcext:value-type="string">
            <text:p>contour</text:p>
          </table:table-cell>
          <table:table-cell office:value-type="string" calcext:value-type="string">
            <text:p>segment</text:p>
          </table:table-cell>
          <table:table-cell/>
          <table:table-cell office:value-type="string" calcext:value-type="string">
            <text:p>no.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office:annotation draw:style-name="gr1" draw:text-style-name="P2" svg:width="82.18pt" svg:height="50.49pt" svg:x="680.2pt" svg:y="0pt" draw:caption-point-x="-17.29pt" draw:caption-point-y="25.88pt">
              <dc:date>2021-11-21T00:00:00</dc:date>
              <text:p text:style-name="P1"><text:span text:style-name="T1">Parameter can be inputed by constant or in-memory variant</text:span></text:p>
            </office:annotation>
            <text:p>parameter</text:p>
          </table:table-cell>
          <table:table-cell office:value-type="string" calcext:value-type="string">
            <text:p>no.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-condition</text:p>
          </table:table-cell>
          <table:table-cell office:value-type="float" office:value="1" calcext:value-type="float">
            <text:p>1</text:p>
          </table:table-cell>
          <table:table-cell table:formula="of:=INDEX([nc_move.$C$6:.$C$9];MATCH([.F4];[nc_move.$B$6:.$B$9];0))" office:value-type="string" office:string-value="jump_to_start_point" calcext:value-type="string">
            <text:p>jump_to_start_point</text:p>
          </table:table-cell>
          <table:table-cell/>
          <table:table-cell office:value-type="float" office:value="1" calcext:value-type="float">
            <text:p>1</text:p>
          </table:table-cell>
          <table:table-cell table:formula="of:=INDEX([nc_move.$C$17:.$C$18];MATCH([.$I$4];[nc_move.$B$17:.$B$18];0))" office:value-type="string" office:string-value="time_based_output" calcext:value-type="string">
            <text:p>time_based_outpu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INDEX([nc_move.$C$6:.$C$9];MATCH([.F5];[nc_move.$B$6:.$B$9];0))" office:value-type="string" office:string-value="to_next_point_line" calcext:value-type="string">
            <text:p>to_next_point_line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st-condition</text:p>
          </table:table-cell>
          <table:table-cell office:value-type="float" office:value="3" calcext:value-type="float">
            <text:p>3</text:p>
          </table:table-cell>
          <table:table-cell table:formula="of:=INDEX([nc_move.$C$6:.$C$9];MATCH([.F6];[nc_move.$B$6:.$B$9];0))" office:value-type="string" office:string-value="to_next_point_curve" calcext:value-type="string">
            <text:p>to_next_point_curve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-condition</text:p>
          </table:table-cell>
          <table:table-cell office:value-type="float" office:value="1" calcext:value-type="float">
            <text:p>1</text:p>
          </table:table-cell>
          <table:table-cell table:formula="of:=INDEX([nc_move.$C$6:.$C$9];MATCH([.F7];[nc_move.$B$6:.$B$9];0))" office:value-type="string" office:string-value="jump_to_start_point" calcext:value-type="string">
            <text:p>jump_to_start_point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INDEX([nc_move.$C$6:.$C$9];MATCH([.F8];[nc_move.$B$6:.$B$9];0))" office:value-type="string" office:string-value="to_next_point_line" calcext:value-type="string">
            <text:p>to_next_point_line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INDEX([nc_move.$C$6:.$C$9];MATCH([.F9];[nc_move.$B$6:.$B$9];0))" office:value-type="string" office:string-value="to_next_point_line" calcext:value-type="string">
            <text:p>to_next_point_line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INDEX([nc_move.$C$6:.$C$9];MATCH([.F10];[nc_move.$B$6:.$B$9];0))" office:value-type="string" office:string-value="to_next_point_line" calcext:value-type="string">
            <text:p>to_next_point_line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INDEX([nc_move.$C$6:.$C$9];MATCH([.F11];[nc_move.$B$6:.$B$9];0))" office:value-type="string" office:string-value="to_next_point_line" calcext:value-type="string">
            <text:p>to_next_point_line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formula="of:=INDEX([nc_move.$C$6:.$C$9];MATCH([.F12];[nc_move.$B$6:.$B$9];0))" office:value-type="string" office:string-value="to_next_point_curve" calcext:value-type="string">
            <text:p>to_next_point_curv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formula="of:=INDEX([nc_move.$C$6:.$C$9];MATCH([.F13];[nc_move.$B$6:.$B$9];0))" office:value-type="string" office:string-value="to_next_point_curve" calcext:value-type="string">
            <text:p>to_next_point_curv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-condition</text:p>
          </table:table-cell>
          <table:table-cell office:value-type="float" office:value="3" calcext:value-type="float">
            <text:p>3</text:p>
          </table:table-cell>
          <table:table-cell table:formula="of:=INDEX([nc_move.$C$6:.$C$9];MATCH([.F14];[nc_move.$B$6:.$B$9];0))" office:value-type="string" office:string-value="to_next_point_curve" calcext:value-type="string">
            <text:p>to_next_point_curv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-condition</text:p>
          </table:table-cell>
          <table:table-cell office:value-type="float" office:value="1" calcext:value-type="float">
            <text:p>1</text:p>
          </table:table-cell>
          <table:table-cell table:formula="of:=INDEX([nc_move.$C$6:.$C$9];MATCH([.F15];[nc_move.$B$6:.$B$9];0))" office:value-type="string" office:string-value="jump_to_start_point" calcext:value-type="string">
            <text:p>jump_to_start_point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INDEX([nc_move.$C$6:.$C$9];MATCH([.F16];[nc_move.$B$6:.$B$9];0))" office:value-type="string" office:string-value="to_next_point_line" calcext:value-type="string">
            <text:p>to_next_point_lin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INDEX([nc_move.$C$6:.$C$9];MATCH([.F17];[nc_move.$B$6:.$B$9];0))" office:value-type="string" office:string-value="to_next_point_line" calcext:value-type="string">
            <text:p>to_next_point_lin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INDEX([nc_move.$C$6:.$C$9];MATCH([.F18];[nc_move.$B$6:.$B$9];0))" office:value-type="string" office:string-value="to_next_point_curve" calcext:value-type="string">
            <text:p>to_next_point_curv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-condition</text:p>
          </table:table-cell>
          <table:table-cell office:value-type="float" office:value="4" calcext:value-type="float">
            <text:p>4</text:p>
          </table:table-cell>
          <table:table-cell table:formula="of:=INDEX([nc_move.$C$6:.$C$9];MATCH([.F19];[nc_move.$B$6:.$B$9];0))" office:value-type="string" office:string-value="ending point" calcext:value-type="string">
            <text:p>ending point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-condition</text:p>
          </table:table-cell>
          <table:table-cell office:value-type="float" office:value="2" calcext:value-type="float">
            <text:p>2</text:p>
          </table:table-cell>
          <table:table-cell table:formula="of:=INDEX([nc_move.$C$6:.$C$9];MATCH([.F20];[nc_move.$B$6:.$B$9];0))" office:value-type="string" office:string-value="to_next_point_line" calcext:value-type="string">
            <text:p>to_next_point_lin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INDEX([nc_move.$C$6:.$C$9];MATCH([.F21];[nc_move.$B$6:.$B$9];0))" office:value-type="string" office:string-value="to_next_point_line" calcext:value-type="string">
            <text:p>to_next_point_lin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INDEX([nc_move.$C$6:.$C$9];MATCH([.F22];[nc_move.$B$6:.$B$9];0))" office:value-type="string" office:string-value="to_next_point_curve" calcext:value-type="string">
            <text:p>to_next_point_curve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t-condition</text:p>
          </table:table-cell>
          <table:table-cell office:value-type="float" office:value="3" calcext:value-type="float">
            <text:p>3</text:p>
          </table:table-cell>
          <table:table-cell table:formula="of:=INDEX([nc_move.$C$6:.$C$9];MATCH([.F23];[nc_move.$B$6:.$B$9];0))" office:value-type="string" office:string-value="to_next_point_curve" calcext:value-type="string">
            <text:p>to_next_point_curve</text:p>
          </table:table-cell>
          <table:table-cell table:number-columns-repeated="3"/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string" calcext:value-type="string">
            <text:p>NOTE : </text:p>
          </table:table-cell>
          <table:table-cell table:number-columns-repeated="7"/>
        </table:table-row>
        <table:table-row table:style-name="ro4">
          <table:table-cell table:number-columns-repeated="2"/>
          <table:table-cell table:style-name="Default" office:value-type="string" calcext:value-type="string">
            <text:p>改以樹狀模式表達?或是可以切換多重觀點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string" calcext:value-type="string">
            <text:p>資料結構以樹狀</text:p>
          </table:table-cell>
          <table:table-cell table:number-columns-repeated="7"/>
        </table:table-row>
        <calcext:conditional-formats>
          <calcext:conditional-format calcext:target-range-address="example_contour.C4:example_contour.C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example_point_based" table:style-name="ta1"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Property : </text:p>
          </table:table-cell>
          <table:table-cell table:style-name="ce5" office:value-type="string" calcext:value-type="string" table:number-columns-spanned="2" table:number-rows-spanned="1">
            <text:p>primary</text:p>
          </table:table-cell>
          <table:covered-table-cell/>
          <table:table-cell office:value-type="string" calcext:value-type="string">
            <text:p>derived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pt.no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segmen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chine_origin</text:p>
          </table:table-cell>
          <table:table-cell table:style-name="ce5" office:value-type="float" office:value="1" calcext:value-type="float" table:number-columns-spanned="1" table:number-rows-spanned="2">
            <text:p>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tart</text:p>
          </table:table-cell>
          <table:covered-table-cell office:value-type="float" office:value="1" calcext:value-type="float">
            <text:p>1</text:p>
          </table:covered-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line_end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line_end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ircle_middle</text:p>
          </table:table-cell>
          <table:table-cell table:style-name="ce8" office:value-type="float" office:value="4" calcext:value-type="float" table:number-columns-spanned="1" table:number-rows-spanned="2">
            <text:p>4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ircle_end</text:p>
          </table:table-cell>
          <table:covered-table-cell table:style-name="ce9" office:value-type="float" office:value="4" calcext:value-type="float">
            <text:p>4</text:p>
          </table:covered-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fitted_line_1</text:p>
          </table:table-cell>
          <table:table-cell table:style-name="ce5" office:value-type="float" office:value="5" calcext:value-type="float" table:number-columns-spanned="1" table:number-rows-spanned="7">
            <text:p>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itted_line_2</text:p>
          </table:table-cell>
          <table:covered-table-cell office:value-type="float" office:value="5" calcext:value-type="float">
            <text:p>5</text:p>
          </table:covered-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fitted_line_3</text:p>
          </table:table-cell>
          <table:covered-table-cell office:value-type="float" office:value="5" calcext:value-type="float">
            <text:p>5</text:p>
          </table:covered-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fitted_line_4</text:p>
          </table:table-cell>
          <table:covered-table-cell office:value-type="float" office:value="5" calcext:value-type="float">
            <text:p>5</text:p>
          </table:covered-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fitted_line_5</text:p>
          </table:table-cell>
          <table:covered-table-cell office:value-type="float" office:value="5" calcext:value-type="float">
            <text:p>5</text:p>
          </table:covered-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fitted_line_6</text:p>
          </table:table-cell>
          <table:covered-table-cell office:value-type="float" office:value="5" calcext:value-type="float">
            <text:p>5</text:p>
          </table:covered-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fitted_line_7</text:p>
          </table:table-cell>
          <table:covered-table-cell office:value-type="float" office:value="5" calcext:value-type="float">
            <text:p>5</text:p>
          </table:covered-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line_start</text:p>
          </table:table-cell>
          <table:table-cell table:style-name="ce5" office:value-type="float" office:value="6" calcext:value-type="float" table:number-columns-spanned="1" table:number-rows-spanned="2">
            <text:p>6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line_end</text:p>
          </table:table-cell>
          <table:covered-table-cell office:value-type="float" office:value="6" calcext:value-type="float">
            <text:p>6</text:p>
          </table:covered-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微軟正黑體" style:language-asian="zh" style:country-asian="TW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/00/0000</text:date>, <text:time style:data-style-name="N2" text:time-value="22:35:59.738000000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1-20T10:52:11.790000000</meta:creation-date>
    <meta:generator>LibreOffice/6.3.2.2$Windows_X86_64 LibreOffice_project/98b30e735bda24bc04ab42594c85f7fd8be07b9c</meta:generator>
    <dc:date>2021-11-27T11:55:07.594000000</dc:date>
    <meta:editing-duration>P2DT22H33M53S</meta:editing-duration>
    <meta:editing-cycles>13</meta:editing-cycles>
    <meta:document-statistic meta:table-count="4" meta:cell-count="244" meta:object-count="0"/>
  </office:meta>
</office:document-meta>
</file>